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T1" style:family="text">
      <style:text-properties fo:color="#8888c6"/>
    </style:style>
    <style:style style:name="T2" style:family="text">
      <style:text-properties fo:color="#8888c6" style:font-name="JetBrains Mono"/>
    </style:style>
    <style:style style:name="T3" style:family="text">
      <style:text-properties fo:color="#8888c6" style:font-name="JetBrains Mono" fo:background-color="#131314"/>
    </style:style>
    <style:style style:name="T4" style:family="text">
      <style:text-properties fo:color="#8888c6" fo:background-color="#131314"/>
    </style:style>
    <style:style style:name="T5" style:family="text">
      <style:text-properties fo:color="#54b33e"/>
    </style:style>
    <style:style style:name="T6" style:family="text">
      <style:text-properties fo:color="#54b33e" style:font-name="JetBrains Mono"/>
    </style:style>
    <style:style style:name="T7" style:family="text">
      <style:text-properties fo:color="#54b33e" style:font-name="JetBrains Mono" fo:background-color="#131314"/>
    </style:style>
    <style:style style:name="T8" style:family="text">
      <style:text-properties fo:color="#54b33e" fo:background-color="#131314"/>
    </style:style>
    <style:style style:name="T9" style:family="text">
      <style:text-properties fo:color="#33ccff" fo:font-weight="bold"/>
    </style:style>
    <style:style style:name="T10" style:family="text">
      <style:text-properties fo:color="#33ccff" style:font-name="JetBrains Mono" fo:font-weight="bold"/>
    </style:style>
    <style:style style:name="T11" style:family="text">
      <style:text-properties fo:color="#ed864a"/>
    </style:style>
    <style:style style:name="T12" style:family="text">
      <style:text-properties fo:color="#ed864a" fo:font-weight="bold"/>
    </style:style>
    <style:style style:name="T13" style:family="text">
      <style:text-properties fo:color="#ed864a" style:font-name="JetBrains Mono"/>
    </style:style>
    <style:style style:name="T14" style:family="text">
      <style:text-properties fo:color="#ed864a" style:font-name="JetBrains Mono" fo:background-color="#131314"/>
    </style:style>
    <style:style style:name="T15" style:family="text">
      <style:text-properties fo:color="#ed864a" fo:background-color="#131314"/>
    </style:style>
    <style:style style:name="T16" style:family="text">
      <style:text-properties style:font-name="JetBrains Mono"/>
    </style:style>
    <style:style style:name="T17" style:family="text">
      <style:text-properties fo:color="#aa49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print</text:span>(<text:span text:style-name="T5">"1 Задание"</text:span>)</text:p>
      <text:p text:style-name="Standard">num = [<text:span text:style-name="T9">1</text:span><text:span text:style-name="T12">, </text:span><text:span text:style-name="T9">23</text:span><text:span text:style-name="T12">, </text:span><text:span text:style-name="T9">453</text:span><text:span text:style-name="T12">, </text:span><text:span text:style-name="T9">64334</text:span><text:span text:style-name="T12">, </text:span><text:span text:style-name="T9">3</text:span><text:span text:style-name="T12">, </text:span><text:span text:style-name="T9">5</text:span><text:span text:style-name="T12">, </text:span><text:span text:style-name="T9">3445</text:span>]</text:p>
      <text:p text:style-name="Standard"><text:span text:style-name="T11">for </text:span>i <text:span text:style-name="T11">in </text:span><text:span text:style-name="T1">range</text:span>(<text:span text:style-name="T1">len</text:span>(num)):</text:p>
      <text:p text:style-name="Standard"><text:s text:c="4"/><text:span text:style-name="T11">if </text:span>num[i] == <text:span text:style-name="T9">3</text:span>:</text:p>
      <text:p text:style-name="Standard"><text:s text:c="8"/>num[i] = <text:span text:style-name="T9">30</text:span></text:p>
      <text:p text:style-name="Standard"><text:span text:style-name="T1">print</text:span>(num)</text:p>
      <text:p text:style-name="Standard"><text:span text:style-name="T1"/></text:p>
      <text:p text:style-name="Standard"><text:span text:style-name="T1"/></text:p>
      <text:p text:style-name="Standard"><text:span text:style-name="T1">print</text:span>(<text:span text:style-name="T5">"2 Задание"</text:span>)</text:p>
      <text:p text:style-name="Standard">num = [<text:span text:style-name="T9">2</text:span><text:span text:style-name="T12">, </text:span><text:span text:style-name="T9">54</text:span><text:span text:style-name="T12">, </text:span><text:span text:style-name="T9">34</text:span><text:span text:style-name="T12">, </text:span><text:span text:style-name="T9">634</text:span>]</text:p>
      <text:p text:style-name="Standard">c = [i**<text:span text:style-name="T9">2 </text:span><text:span text:style-name="T11">for </text:span>i <text:span text:style-name="T11">in </text:span>num]</text:p>
      <text:p text:style-name="Standard"><text:span text:style-name="T1">print</text:span>(c)</text:p>
      <text:p text:style-name="Standard"><text:span text:style-name="T1"/></text:p>
      <text:p text:style-name="Standard"><text:span text:style-name="T1"/></text:p>
      <text:p text:style-name="Standard"><text:span text:style-name="T1">print</text:span>(<text:span text:style-name="T5">"3 Задание"</text:span>)</text:p>
      <text:p text:style-name="Standard">num = [<text:span text:style-name="T9">4</text:span><text:span text:style-name="T12">, </text:span><text:span text:style-name="T9">5748</text:span><text:span text:style-name="T12">, </text:span><text:span text:style-name="T9">843</text:span><text:span text:style-name="T12">, </text:span><text:span text:style-name="T9">8372</text:span><text:span text:style-name="T12">, </text:span><text:span text:style-name="T9">95038</text:span><text:span text:style-name="T12">, </text:span><text:span text:style-name="T9">93679</text:span><text:span text:style-name="T12">, </text:span><text:span text:style-name="T9">3876</text:span><text:span text:style-name="T12">, </text:span><text:span text:style-name="T9">7</text:span><text:span text:style-name="T12">, </text:span><text:span text:style-name="T9">487</text:span>]</text:p>
      <text:p text:style-name="Standard">c = <text:span text:style-name="T1">max</text:span>(num)</text:p>
      <text:p text:style-name="Standard">f = <text:span text:style-name="T1">len</text:span>(num)</text:p>
      <text:p text:style-name="Standard">d = c%f</text:p>
      <text:p text:style-name="Standard"><text:span text:style-name="T1">print</text:span>(d)</text:p>
      <text:p text:style-name="Standard"><text:span text:style-name="T1"/></text:p>
      <text:p text:style-name="Standard"><text:span text:style-name="T1"/></text:p>
      <text:p text:style-name="Standard"><text:span text:style-name="T1">print</text:span>(<text:span text:style-name="T5">"4 Задание"</text:span>)</text:p>
      <text:p text:style-name="Standard">t = (<text:span text:style-name="T9">1</text:span><text:span text:style-name="T12">, </text:span><text:span text:style-name="T9">45</text:span><text:span text:style-name="T12">, </text:span><text:span text:style-name="T9">6</text:span><text:span text:style-name="T12">, </text:span><text:span text:style-name="T9">3</text:span><text:span text:style-name="T12">, </text:span><text:span text:style-name="T9">2</text:span><text:span text:style-name="T12">, </text:span><text:span text:style-name="T9">78</text:span><text:span text:style-name="T12">, </text:span><text:span text:style-name="T9">62</text:span><text:span text:style-name="T12">, </text:span><text:span text:style-name="T9">43</text:span>)</text:p>
      <text:p text:style-name="Standard">res = <text:span text:style-name="T1">tuple</text:span>(<text:span text:style-name="T1">sorted</text:span>(t)) <text:span text:style-name="T11">if </text:span><text:span text:style-name="T1">all</text:span>(<text:span text:style-name="T1">isinstance</text:span>(x<text:span text:style-name="T12">, </text:span>(<text:span text:style-name="T1">int</text:span><text:span text:style-name="T12">, </text:span><text:span text:style-name="T1">float</text:span>))<text:span text:style-name="T11">for </text:span>x <text:span text:style-name="T11">in </text:span>t) <text:span text:style-name="T11">else </text:span>t</text:p>
      <text:p text:style-name="Standard"><text:span text:style-name="T1">print</text:span>(res)</text:p>
      <text:p text:style-name="Standard"><text:span text:style-name="T1"/></text:p>
      <text:p text:style-name="Standard"><text:span text:style-name="T1"/></text:p>
      <text:p text:style-name="Standard"><text:span text:style-name="T1">print</text:span>(<text:span text:style-name="T5">"5 ЗАдаание"</text:span>)</text:p>
      <text:p text:style-name="Standard">gor = {<text:span text:style-name="T5">"Тонер"</text:span>: <text:span text:style-name="T9">2000</text:span><text:span text:style-name="T12">, </text:span><text:span text:style-name="T5">"Шапка"</text:span>: <text:span text:style-name="T9">637</text:span><text:span text:style-name="T12">, </text:span><text:span text:style-name="T5">"Перчатки"</text:span>: <text:span text:style-name="T9">478</text:span><text:span text:style-name="T12">, </text:span><text:span text:style-name="T5">"Jagermeister"</text:span>: <text:span text:style-name="T9">2390</text:span>}</text:p>
      <text:p text:style-name="Standard">c = <text:span text:style-name="T1">max</text:span>(gor)</text:p>
      <text:p text:style-name="Standard">m = <text:span text:style-name="T1">min</text:span>(gor)</text:p>
      <text:p text:style-name="Standard"><text:span text:style-name="T1">print</text:span>(c<text:span text:style-name="T12">, </text:span>m)</text:p>
      <text:p text:style-name="Standard"><text:span text:style-name="T1"/></text:p>
      <text:p text:style-name="Standard"><text:span text:style-name="T1"/></text:p>
      <text:p text:style-name="Standard"><text:span text:style-name="T1">print</text:span>(<text:span text:style-name="T5">"6 Задание"</text:span>)</text:p>
      <text:p text:style-name="Standard">ru = [<text:span text:style-name="T5">'gon'</text:span><text:span text:style-name="T12">, </text:span><text:span text:style-name="T5">'joj'</text:span><text:span text:style-name="T12">, </text:span><text:span text:style-name="T5">'kio'</text:span>]</text:p>
      <text:p text:style-name="Standard">ji = {i: i <text:span text:style-name="T11">for </text:span>i <text:span text:style-name="T11">in </text:span>ru}</text:p>
      <text:p text:style-name="Standard"><text:span text:style-name="T1">print</text:span>(ji)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>print</text:span>(<text:span text:style-name="T5">"7 Задаание"</text:span>)</text:p>
      <text:p text:style-name="Standard">ng = {<text:span text:style-name="T5">'apple'</text:span>: <text:span text:style-name="T5">'яблоко'</text:span><text:span text:style-name="T12">, </text:span><text:span text:style-name="T5">'banana'</text:span>: <text:span text:style-name="T5">'банан'</text:span><text:span text:style-name="T12">, </text:span><text:span text:style-name="T5">'cat'</text:span>: <text:span text:style-name="T5">'кот'</text:span><text:span text:style-name="T12">, </text:span><text:span text:style-name="T5">'dog'</text:span>: <text:span text:style-name="T5">'собака'</text:span>}</text:p>
      <text:p text:style-name="Standard">re = <text:span text:style-name="T1">input</text:span>(<text:span text:style-name="T5">"Введите русское слово: "</text:span>)</text:p>
      <text:p text:style-name="Standard"><text:span text:style-name="T11">for </text:span>nm<text:span text:style-name="T12">, </text:span>ru <text:span text:style-name="T11">in </text:span>ng.items():</text:p>
      <text:p text:style-name="Standard"><text:s text:c="4"/><text:span text:style-name="T11">if </text:span>ru == re:</text:p>
      <text:p text:style-name="Standard"><text:s text:c="8"/><text:span text:style-name="T1">print</text:span>(<text:span text:style-name="T5">f"Перевод: </text:span><text:span text:style-name="T11">{</text:span>nm<text:span text:style-name="T11">}</text:span><text:span text:style-name="T5">"</text:span>)</text:p>
      <text:p text:style-name="Standard"><text:s text:c="8"/><text:span text:style-name="T11">break</text:span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P1"><text:soft-page-break/><text:span text:style-name="T1">print</text:span><text:span text:style-name="T11">(</text:span><text:span text:style-name="T5">"8 Задание"</text:span><text:span text:style-name="T11">)</text:span></text:p>
      <text:p text:style-name="P1"><text:span text:style-name="T11">import </text:span>random</text:p>
      <text:p text:style-name="P1">oi = [<text:span text:style-name="T5">'камень'</text:span><text:span text:style-name="T12">, </text:span><text:span text:style-name="T5">'ножницы'</text:span><text:span text:style-name="T12">, </text:span><text:span text:style-name="T5">'бумага'</text:span><text:span text:style-name="T12">, </text:span><text:span text:style-name="T5">'ящерица'</text:span><text:span text:style-name="T12">, </text:span><text:span text:style-name="T5">'спок'</text:span>]</text:p>
      <text:p text:style-name="P1">ruk = {<text:span text:style-name="T5">'камень'</text:span>:[<text:span text:style-name="T5">'ножницы'</text:span><text:span text:style-name="T12">, </text:span><text:span text:style-name="T5">'ящерица'</text:span>]<text:span text:style-name="T12">, </text:span><text:span text:style-name="T5">'бумага'</text:span>:[<text:span text:style-name="T5">'камень'</text:span><text:span text:style-name="T12">, </text:span><text:span text:style-name="T5">'спок'</text:span>]<text:span text:style-name="T12">, </text:span><text:span text:style-name="T5">'ножницы'</text:span>:[<text:span text:style-name="T5">'ящерица'</text:span><text:span text:style-name="T12">,</text:span><text:span text:style-name="T5">'бумага'</text:span>]<text:span text:style-name="T12">, </text:span><text:span text:style-name="T5">'ящерица'</text:span>:[<text:span text:style-name="T5">'бумага'</text:span><text:span text:style-name="T12">, </text:span><text:span text:style-name="T5">'спок'</text:span>]<text:span text:style-name="T12">, </text:span><text:span text:style-name="T5">'спок'</text:span>:[<text:span text:style-name="T5">'ножницы'</text:span><text:span text:style-name="T12">, </text:span><text:span text:style-name="T5">'камень'</text:span>]}</text:p>
      <text:p text:style-name="P1">me = <text:span text:style-name="T1">input</text:span>(<text:span text:style-name="T5">"Введите элемент "</text:span>)</text:p>
      <text:p text:style-name="P1">id = random.choice(oi)</text:p>
      <text:p text:style-name="P1"><text:span text:style-name="T11">if </text:span>me <text:span text:style-name="T11">not in </text:span>ruk:</text:p>
      <text:p text:style-name="P1"><text:s text:c="4"/><text:span text:style-name="T1">print</text:span>(<text:span text:style-name="T5">"проиграл"</text:span>)</text:p>
      <text:p text:style-name="P1"><text:span text:style-name="T11">else</text:span>:</text:p>
      <text:p text:style-name="P1"><text:s text:c="4"/><text:span text:style-name="T1">print</text:span>(<text:span text:style-name="T5">f"Вы </text:span><text:span text:style-name="T11">{</text:span>me<text:span text:style-name="T11">}</text:span><text:span text:style-name="T5">, комп </text:span><text:span text:style-name="T11">{</text:span>id<text:span text:style-name="T11">}</text:span><text:span text:style-name="T5">"</text:span>)</text:p>
      <text:p text:style-name="P1"><text:s text:c="4"/><text:span text:style-name="T11">if </text:span>id <text:span text:style-name="T11">in </text:span>ruk[me]:</text:p>
      <text:p text:style-name="P1"><text:s text:c="8"/><text:span text:style-name="T1">print</text:span>(<text:span text:style-name="T5">"Выиграл"</text:span>)</text:p>
      <text:p text:style-name="P1"><text:s text:c="4"/><text:span text:style-name="T11">elif </text:span>me <text:span text:style-name="T11">in </text:span>ruk[id]:</text:p>
      <text:p text:style-name="P1"><text:s text:c="8"/><text:span text:style-name="T1">print</text:span>(<text:span text:style-name="T5">"проиграл"</text:span>)</text:p>
      <text:p text:style-name="Standard"><text:s text:c="4"/><text:span text:style-name="T11">else</text:span>:</text:p>
      <text:p text:style-name="Standard"><text:s text:c="8"/><text:span text:style-name="T1">print</text:span>(<text:span text:style-name="T5">"Ничья"</text:span>)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>print</text:span>(<text:span text:style-name="T5">"9 Задание"</text:span>)</text:p>
      <text:p text:style-name="Standard">um = [<text:span text:style-name="T5">"яблоко"</text:span><text:span text:style-name="T12">, </text:span><text:span text:style-name="T5">"ячьмень"</text:span><text:span text:style-name="T12">, </text:span><text:span text:style-name="T5">"рука"</text:span><text:span text:style-name="T12">, </text:span><text:span text:style-name="T5">"резка"</text:span><text:span text:style-name="T12">, </text:span><text:span text:style-name="T5">"бумага"</text:span><text:span text:style-name="T12">, </text:span><text:span text:style-name="T5">"бомж"</text:span>]</text:p>
      <text:p text:style-name="Standard">res = {}</text:p>
      <text:p text:style-name="Standard"><text:span text:style-name="T11">for </text:span>i <text:span text:style-name="T11">in </text:span>um:</text:p>
      <text:p text:style-name="Standard"><text:s text:c="4"/>l = i[<text:span text:style-name="T9">0</text:span>]</text:p>
      <text:p text:style-name="Standard"><text:s text:c="4"/><text:span text:style-name="T11">if </text:span>l <text:span text:style-name="T11">not in </text:span>res:</text:p>
      <text:p text:style-name="Standard"><text:s text:c="8"/>res[l] = []</text:p>
      <text:p text:style-name="Standard"><text:s text:c="4"/>res[l].append(i)</text:p>
      <text:p text:style-name="Standard"><text:span text:style-name="T1">print</text:span>(res)</text:p>
      <text:p text:style-name="Standard"><text:span text:style-name="T1"/></text:p>
      <text:p text:style-name="Standard"><text:span text:style-name="T1"/></text:p>
      <text:p text:style-name="Standard"><text:span text:style-name="T1">print</text:span>(<text:span text:style-name="T5">"10 Задание"</text:span>)</text:p>
      <text:p text:style-name="Standard">l = [(<text:span text:style-name="T5">"Анна"</text:span><text:span text:style-name="T12">, </text:span>[<text:span text:style-name="T9">5</text:span><text:span text:style-name="T12">, </text:span><text:span text:style-name="T9">4</text:span><text:span text:style-name="T12">, </text:span><text:span text:style-name="T9">5</text:span>])<text:span text:style-name="T12">, </text:span>(<text:span text:style-name="T5">"Иван"</text:span><text:span text:style-name="T12">, </text:span>[<text:span text:style-name="T9">5</text:span><text:span text:style-name="T12">, </text:span><text:span text:style-name="T9">3</text:span><text:span text:style-name="T12">, </text:span><text:span text:style-name="T9">2</text:span>])<text:span text:style-name="T12">, </text:span>(<text:span text:style-name="T5">"Мария"</text:span><text:span text:style-name="T12">, </text:span>[<text:span text:style-name="T9">4</text:span><text:span text:style-name="T12">, </text:span><text:span text:style-name="T9">4</text:span><text:span text:style-name="T12">, </text:span><text:span text:style-name="T9">4</text:span>])]</text:p>
      <text:p text:style-name="Standard">j = {name: <text:span text:style-name="T1">sum</text:span>(g)/<text:span text:style-name="T1">len</text:span>(g) <text:span text:style-name="T11">for </text:span>name <text:span text:style-name="T12">, </text:span>g <text:span text:style-name="T11">in </text:span>l}</text:p>
      <text:p text:style-name="Standard">f = <text:span text:style-name="T1">max</text:span>(j<text:span text:style-name="T12">, </text:span><text:span text:style-name="T17">key </text:span>= j.get)</text:p>
      <text:p text:style-name="Standard"><text:span text:style-name="T1">print</text:span>(<text:span text:style-name="T5">f"</text:span><text:span text:style-name="T11">{</text:span>f<text:span text:style-name="T11">}</text:span><text:span text:style-name="T5"> Наивысший балл: </text:span><text:span text:style-name="T11">{</text:span>j[f]<text:span text:style-name="T11">}</text:span><text:span text:style-name="T5">"</text:span>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41S</meta:editing-duration>
    <meta:editing-cycles>3</meta:editing-cycles>
    <meta:generator>OpenOffice/4.1.15$Win32 OpenOffice.org_project/4115m2$Build-9813</meta:generator>
    <dc:date>2026-02-07T18:41:36.48</dc:date>
    <meta:document-statistic meta:table-count="0" meta:image-count="0" meta:object-count="0" meta:page-count="2" meta:paragraph-count="66" meta:word-count="272" meta:character-count="1730"/>
    <meta:user-defined meta:name="Info 1"/>
    <meta:user-defined meta:name="Info 2"/>
    <meta:user-defined meta:name="Info 3"/>
    <meta:user-defined meta:name="Info 4"/>
  </office:meta>
</office:document-meta>
</file>